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list-style-name="L3">
      <style:paragraph-properties fo:line-height="100%" fo:text-align="justify" style:justify-single-word="false"/>
      <style:text-properties style:font-name="Palatino-Roman" fo:font-size="9pt" fo:font-weight="normal" officeooo:rsid="00ec3890" officeooo:paragraph-rsid="00ec3890" style:font-size-asian="9pt" style:font-weight-asian="normal" style:font-name-complex="Palatino-Roman1" style:font-size-complex="9pt" style:font-weight-complex="normal"/>
    </style:style>
    <style:style style:name="P2" style:family="paragraph" style:parent-style-name="Text_20_body" style:list-style-name="L3">
      <style:paragraph-properties fo:line-height="100%" fo:text-align="justify" style:justify-single-word="false"/>
      <style:text-properties style:font-name="Palatino-Roman" fo:font-size="9pt" fo:font-weight="normal" officeooo:rsid="00ecf9e0" officeooo:paragraph-rsid="00ecf9e0" style:font-size-asian="9pt" style:font-weight-asian="normal" style:font-name-complex="Palatino-Roman1" style:font-size-complex="9pt" style:font-weight-complex="normal"/>
    </style:style>
    <style:style style:name="P3" style:family="paragraph" style:parent-style-name="Text_20_body" style:list-style-name="L3">
      <style:paragraph-properties fo:line-height="100%" fo:text-align="justify" style:justify-single-word="false"/>
      <style:text-properties style:font-name="Palatino-Roman" fo:font-size="9pt" fo:font-weight="normal" officeooo:rsid="00ee5103" officeooo:paragraph-rsid="00ee5103" style:font-size-asian="9pt" style:font-weight-asian="normal" style:font-name-complex="Palatino-Roman1" style:font-size-complex="9pt" style:font-weight-complex="normal"/>
    </style:style>
    <style:style style:name="P4" style:family="paragraph" style:parent-style-name="Text_20_body" style:list-style-name="L3">
      <style:paragraph-properties fo:line-height="100%" fo:text-align="justify" style:justify-single-word="false"/>
      <style:text-properties style:font-name="Palatino-Roman" fo:font-size="9pt" fo:font-weight="normal" officeooo:rsid="00ef9e93" officeooo:paragraph-rsid="00ef9e93" style:font-size-asian="9pt" style:font-weight-asian="normal" style:font-name-complex="Palatino-Roman1" style:font-size-complex="9pt" style:font-weight-complex="normal"/>
    </style:style>
    <style:style style:name="P5" style:family="paragraph" style:parent-style-name="Text_20_body" style:list-style-name="L3">
      <style:paragraph-properties fo:line-height="100%" fo:text-align="justify" style:justify-single-word="false"/>
      <style:text-properties style:font-name="Palatino-Roman" fo:font-size="9pt" fo:font-weight="normal" officeooo:rsid="00f03b5d" officeooo:paragraph-rsid="00f03b5d" style:font-size-asian="9pt" style:font-weight-asian="normal" style:font-name-complex="Palatino-Roman1" style:font-size-complex="9pt" style:font-weight-complex="normal"/>
    </style:style>
    <style:style style:name="P6" style:family="paragraph" style:parent-style-name="Text_20_body" style:list-style-name="L3">
      <style:paragraph-properties fo:line-height="100%" fo:text-align="justify" style:justify-single-word="false"/>
      <style:text-properties style:font-name="Palatino-Roman" fo:font-size="9pt" fo:font-weight="normal" officeooo:rsid="00f16e50" officeooo:paragraph-rsid="00f16e50" style:font-size-asian="9pt" style:font-weight-asian="normal" style:font-name-complex="Palatino-Roman1" style:font-size-complex="9pt" style:font-weight-complex="normal"/>
    </style:style>
    <style:style style:name="P7" style:family="paragraph" style:parent-style-name="Text_20_body" style:list-style-name="L3">
      <style:paragraph-properties fo:line-height="100%" fo:text-align="justify" style:justify-single-word="false"/>
      <style:text-properties style:font-name="Palatino-Roman" fo:font-size="9pt" fo:font-weight="normal" officeooo:rsid="00f4f1fb" officeooo:paragraph-rsid="00f4f1fb" style:font-size-asian="9pt" style:font-weight-asian="normal" style:font-name-complex="Palatino-Roman1" style:font-size-complex="9pt" style:font-weight-complex="normal"/>
    </style:style>
    <style:style style:name="P8" style:family="paragraph" style:parent-style-name="Text_20_body" style:list-style-name="L3">
      <style:paragraph-properties fo:line-height="100%" fo:text-align="justify" style:justify-single-word="false"/>
      <style:text-properties style:font-name="Palatino-Roman" fo:font-size="9pt" fo:font-weight="normal" officeooo:rsid="00f4f1fb" officeooo:paragraph-rsid="00fa7bec" style:font-size-asian="9pt" style:font-weight-asian="normal" style:font-name-complex="Palatino-Roman1" style:font-size-complex="9pt" style:font-weight-complex="normal"/>
    </style:style>
    <style:style style:name="P9" style:family="paragraph" style:parent-style-name="Text_20_body" style:list-style-name="L3">
      <style:paragraph-properties fo:line-height="100%" fo:text-align="justify" style:justify-single-word="false"/>
      <style:text-properties style:font-name="Palatino-Roman" fo:font-size="9pt" fo:font-weight="normal" officeooo:rsid="00f4f1fb" officeooo:paragraph-rsid="0117f490" style:font-size-asian="9pt" style:font-weight-asian="normal" style:font-name-complex="Palatino-Roman1" style:font-size-complex="9pt" style:font-weight-complex="normal"/>
    </style:style>
    <style:style style:name="P10" style:family="paragraph" style:parent-style-name="Text_20_body" style:list-style-name="L3">
      <style:paragraph-properties fo:line-height="100%" fo:text-align="justify" style:justify-single-word="false"/>
      <style:text-properties style:font-name="Palatino-Roman" fo:font-size="9pt" fo:font-weight="normal" officeooo:rsid="00fc738f" officeooo:paragraph-rsid="00fcf76e" style:font-size-asian="9pt" style:font-weight-asian="normal" style:font-name-complex="Palatino-Roman1" style:font-size-complex="9pt" style:font-weight-complex="normal"/>
    </style:style>
    <style:style style:name="P11" style:family="paragraph" style:parent-style-name="Text_20_body" style:list-style-name="L5">
      <style:paragraph-properties fo:line-height="100%" fo:text-align="justify" style:justify-single-word="false"/>
      <style:text-properties style:font-name="Palatino-Roman" fo:font-size="9pt" fo:font-weight="normal" officeooo:rsid="0106df36" officeooo:paragraph-rsid="0106df36" style:font-size-asian="9pt" style:font-weight-asian="normal" style:font-name-complex="Palatino-Roman1" style:font-size-complex="9pt" style:font-weight-complex="normal"/>
    </style:style>
    <style:style style:name="P12" style:family="paragraph" style:parent-style-name="Text_20_body" style:list-style-name="L3">
      <style:paragraph-properties fo:line-height="100%" fo:text-align="justify" style:justify-single-word="false"/>
      <style:text-properties style:font-name="Palatino-Roman" fo:font-size="9pt" fo:font-weight="normal" officeooo:rsid="010a8bff" officeooo:paragraph-rsid="010b40b4" style:font-size-asian="9pt" style:font-weight-asian="normal" style:font-name-complex="Palatino-Roman1" style:font-size-complex="9pt" style:font-weight-complex="normal"/>
    </style:style>
    <style:style style:name="P13" style:family="paragraph" style:parent-style-name="Text_20_body" style:list-style-name="L7">
      <style:paragraph-properties fo:line-height="100%" fo:text-align="justify" style:justify-single-word="false"/>
      <style:text-properties style:font-name="Palatino-Roman" fo:font-size="9pt" fo:font-weight="normal" officeooo:rsid="010e07ed" officeooo:paragraph-rsid="010e07ed" style:font-size-asian="9pt" style:font-weight-asian="normal" style:font-name-complex="Palatino-Roman1" style:font-size-complex="9pt" style:font-weight-complex="normal"/>
    </style:style>
    <style:style style:name="P14" style:family="paragraph" style:parent-style-name="Text_20_body" style:list-style-name="L7">
      <style:paragraph-properties fo:line-height="100%" fo:text-align="justify" style:justify-single-word="false"/>
      <style:text-properties style:font-name="Palatino-Roman" fo:font-size="9pt" fo:font-weight="normal" officeooo:rsid="010f6ca2" officeooo:paragraph-rsid="010f6ca2" style:font-size-asian="9pt" style:font-weight-asian="normal" style:font-name-complex="Palatino-Roman1" style:font-size-complex="9pt" style:font-weight-complex="normal"/>
    </style:style>
    <style:style style:name="P15" style:family="paragraph" style:parent-style-name="Text_20_body" style:list-style-name="L7">
      <style:paragraph-properties fo:line-height="100%" fo:text-align="justify" style:justify-single-word="false"/>
      <style:text-properties style:font-name="Palatino-Roman" fo:font-size="9pt" fo:font-weight="normal" officeooo:rsid="011392bf" officeooo:paragraph-rsid="011392bf" style:font-size-asian="9pt" style:font-weight-asian="normal" style:font-name-complex="Palatino-Roman1" style:font-size-complex="9pt" style:font-weight-complex="normal"/>
    </style:style>
    <style:style style:name="P16" style:family="paragraph" style:parent-style-name="Text_20_body" style:list-style-name="L6">
      <style:paragraph-properties fo:line-height="100%" fo:text-align="justify" style:justify-single-word="false"/>
      <style:text-properties style:font-name="Palatino-Roman" fo:font-size="9pt" fo:font-weight="normal" officeooo:rsid="01149e67" officeooo:paragraph-rsid="01149e67" style:font-size-asian="9pt" style:font-weight-asian="normal" style:font-name-complex="Palatino-Roman1" style:font-size-complex="9pt" style:font-weight-complex="normal"/>
    </style:style>
    <style:style style:name="P17" style:family="paragraph" style:parent-style-name="Text_20_body" style:list-style-name="L6">
      <style:paragraph-properties fo:line-height="100%" fo:text-align="justify" style:justify-single-word="false"/>
      <style:text-properties style:font-name="Palatino-Roman" fo:font-size="9pt" fo:font-weight="normal" officeooo:rsid="01154899" officeooo:paragraph-rsid="01154899" style:font-size-asian="9pt" style:font-weight-asian="normal" style:font-name-complex="Palatino-Roman1" style:font-size-complex="9pt" style:font-weight-complex="normal"/>
    </style:style>
    <style:style style:name="P18" style:family="paragraph" style:parent-style-name="Text_20_body">
      <style:paragraph-properties fo:line-height="100%" fo:text-align="justify" style:justify-single-word="false"/>
      <style:text-properties style:font-name="Palatino-Roman" fo:font-size="9pt" fo:font-weight="bold" officeooo:rsid="00e3572c" officeooo:paragraph-rsid="00e3572c" style:font-size-asian="9pt" style:font-weight-asian="bold" style:font-name-complex="Palatino-Roman1" style:font-size-complex="9pt" style:font-weight-complex="bold"/>
    </style:style>
    <style:style style:name="P19" style:family="paragraph" style:parent-style-name="Text_20_body">
      <style:paragraph-properties fo:line-height="100%" fo:text-align="justify" style:justify-single-word="false"/>
      <style:text-properties style:font-name="Palatino-Roman" fo:font-size="9pt" fo:font-weight="bold" officeooo:rsid="00e4fc70" officeooo:paragraph-rsid="00e95cad" style:font-size-asian="9pt" style:font-weight-asian="bold" style:font-name-complex="Palatino-Roman1" style:font-size-complex="9pt" style:font-weight-complex="bold"/>
    </style:style>
    <style:style style:name="P20" style:family="paragraph" style:parent-style-name="Text_20_body" style:master-page-name="Standard">
      <style:paragraph-properties fo:line-height="100%" fo:text-align="justify" style:justify-single-word="false" style:page-number="auto"/>
      <style:text-properties style:font-name="Palatino-Roman" fo:font-size="9pt" fo:font-weight="bold" officeooo:rsid="00e12890" officeooo:paragraph-rsid="00e7a543" style:font-size-asian="9pt" style:font-weight-asian="bold" style:font-name-complex="Palatino-Roman1" style:font-size-complex="9pt" style:font-weight-complex="bold"/>
    </style:style>
    <style:style style:name="T1" style:family="text">
      <style:text-properties officeooo:rsid="00e3572c"/>
    </style:style>
    <style:style style:name="T2" style:family="text">
      <style:text-properties officeooo:rsid="00e7a543"/>
    </style:style>
    <style:style style:name="T3" style:family="text">
      <style:text-properties officeooo:rsid="00ecf9e0"/>
    </style:style>
    <style:style style:name="T4" style:family="text">
      <style:text-properties fo:color="#000000" style:text-line-through-style="none" style:text-line-through-type="none" style:font-name="Calibri" style:text-underline-style="none" officeooo:rsid="06ad9e87" style:text-blinking="false" fo:background-color="#ffffff" loext:char-shading-value="0" style:font-name-asian="Times New Roman" style:font-name-complex="Arial1" loext:padding="0cm" loext:border="none"/>
    </style:style>
    <style:style style:name="T5" style:family="text">
      <style:text-properties fo:color="#000000" style:text-line-through-style="none" style:text-line-through-type="none" style:font-name="Calibri" style:text-underline-style="none" officeooo:rsid="06ae4c1e" style:text-blinking="false" fo:background-color="#ffffff" loext:char-shading-value="0" style:font-name-asian="Times New Roman" style:font-name-complex="Arial1" loext:padding="0cm" loext:border="none"/>
    </style:style>
    <style:style style:name="T6" style:family="text">
      <style:text-properties fo:color="#000000" style:text-line-through-style="none" style:text-line-through-type="none" style:font-name="Calibri" style:text-underline-style="none" officeooo:rsid="06c1f9dc" style:text-blinking="false" fo:background-color="#ffffff" loext:char-shading-value="0" style:font-name-asian="Times New Roman" style:font-name-complex="Arial1" loext:padding="0cm" loext:border="none"/>
    </style:style>
    <style:style style:name="T7" style:family="text">
      <style:text-properties fo:color="#000000" style:text-line-through-style="none" style:text-line-through-type="none" style:font-name="Calibri" style:text-underline-style="none" officeooo:rsid="06b56c36" style:text-blinking="false" fo:background-color="#ffffff" loext:char-shading-value="0" style:font-name-asian="Times New Roman" style:font-name-complex="Arial1" loext:padding="0cm" loext:border="none"/>
    </style:style>
    <style:style style:name="T8" style:family="text">
      <style:text-properties fo:color="#000000" style:text-line-through-style="none" style:text-line-through-type="none" style:font-name="Calibri" style:text-underline-style="none" officeooo:rsid="06c27193" style:text-blinking="false" fo:background-color="#ffffff" loext:char-shading-value="0" style:font-name-asian="Times New Roman" style:font-name-complex="Arial1" loext:padding="0cm" loext:border="none"/>
    </style:style>
    <style:style style:name="T9" style:family="text">
      <style:text-properties fo:color="#000000" style:text-line-through-style="none" style:text-line-through-type="none" style:font-name="Calibri" style:text-underline-style="none" officeooo:rsid="00f2ef94" style:text-blinking="false" fo:background-color="#ffffff" loext:char-shading-value="0" style:font-name-asian="Times New Roman" style:font-name-complex="Arial1" loext:padding="0cm" loext:border="none"/>
    </style:style>
    <style:style style:name="T10" style:family="text">
      <style:text-properties fo:color="#000000" style:text-line-through-style="none" style:text-line-through-type="none" style:font-name="Calibri" style:text-underline-style="none" officeooo:rsid="00f41d8f" style:text-blinking="false" fo:background-color="#ffffff" loext:char-shading-value="0" style:font-name-asian="Times New Roman" style:font-name-complex="Arial1" loext:padding="0cm" loext:border="none"/>
    </style:style>
    <style:style style:name="T11" style:family="text">
      <style:text-properties fo:color="#000000" style:text-line-through-style="none" style:text-line-through-type="none" style:font-name="Calibri" style:text-underline-style="none" officeooo:rsid="00f694bb" style:text-blinking="false" fo:background-color="#ffffff" loext:char-shading-value="0" style:font-name-asian="Times New Roman" style:font-name-complex="Arial1" loext:padding="0cm" loext:border="none"/>
    </style:style>
    <style:style style:name="T12" style:family="text">
      <style:text-properties fo:color="#000000" style:text-line-through-style="none" style:text-line-through-type="none" style:font-name="Calibri" style:text-underline-style="none" officeooo:rsid="00f778ac" style:text-blinking="false" fo:background-color="#ffffff" loext:char-shading-value="0" style:font-name-asian="Times New Roman" style:font-name-complex="Arial1" loext:padding="0cm" loext:border="none"/>
    </style:style>
    <style:style style:name="T13" style:family="text">
      <style:text-properties fo:color="#000000" style:text-line-through-style="none" style:text-line-through-type="none" style:font-name="Calibri" style:text-underline-style="none" officeooo:rsid="00f82c3e" style:text-blinking="false" fo:background-color="#ffffff" loext:char-shading-value="0" style:font-name-asian="Times New Roman" style:font-name-complex="Arial1" loext:padding="0cm" loext:border="none"/>
    </style:style>
    <style:style style:name="T14" style:family="text">
      <style:text-properties fo:color="#000000" style:text-line-through-style="none" style:text-line-through-type="none" style:font-name="Calibri" style:text-underline-style="none" officeooo:rsid="00f8902b" style:text-blinking="false" fo:background-color="#ffffff" loext:char-shading-value="0" style:font-name-asian="Times New Roman" style:font-name-complex="Arial1" loext:padding="0cm" loext:border="none"/>
    </style:style>
    <style:style style:name="T15" style:family="text">
      <style:text-properties fo:color="#000000" style:text-line-through-style="none" style:text-line-through-type="none" style:font-name="Calibri" style:text-underline-style="none" officeooo:rsid="00fa7bec" style:text-blinking="false" fo:background-color="#ffffff" loext:char-shading-value="0" style:font-name-asian="Times New Roman" style:font-name-complex="Arial1" loext:padding="0cm" loext:border="none"/>
    </style:style>
    <style:style style:name="T16" style:family="text">
      <style:text-properties fo:color="#000000" style:text-line-through-style="none" style:text-line-through-type="none" style:font-name="Calibri" style:text-underline-style="none" officeooo:rsid="06bf6631" style:text-blinking="false" fo:background-color="#ffffff" loext:char-shading-value="0" style:font-name-asian="Times New Roman" style:font-name-complex="Arial1" loext:padding="0cm" loext:border="none"/>
    </style:style>
    <style:style style:name="T17" style:family="text">
      <style:text-properties fo:color="#000000" style:text-line-through-style="none" style:text-line-through-type="none" style:font-name="Calibri" style:text-underline-style="none" officeooo:rsid="00fe8ff5" style:text-blinking="false" fo:background-color="#ffffff" loext:char-shading-value="0" style:font-name-asian="Times New Roman" style:font-name-complex="Arial1" loext:padding="0cm" loext:border="none"/>
    </style:style>
    <style:style style:name="T18" style:family="text">
      <style:text-properties fo:color="#000000" style:text-line-through-style="none" style:text-line-through-type="none" style:font-name="Calibri" style:text-underline-style="none" officeooo:rsid="0117cd80" style:text-blinking="false" fo:background-color="#ffffff" loext:char-shading-value="0" style:font-name-asian="Times New Roman" style:font-name-complex="Arial1" loext:padding="0cm" loext:border="none"/>
    </style:style>
    <style:style style:name="T19" style:family="text">
      <style:text-properties fo:color="#000000" style:text-line-through-style="none" style:text-line-through-type="none" style:font-name="Palatino-Roman" fo:font-size="9pt" style:text-underline-style="none" fo:font-weight="normal" officeooo:rsid="00f4f1fb" style:text-blinking="false" fo:background-color="#ffffff" loext:char-shading-value="0" style:font-name-asian="Times New Roman" style:font-size-asian="9pt" style:font-weight-asian="normal" style:font-name-complex="Palatino-Roman1" style:font-size-complex="9pt" style:font-weight-complex="normal" loext:padding="0cm" loext:border="none"/>
    </style:style>
    <style:style style:name="T20" style:family="text">
      <style:text-properties officeooo:rsid="00fcf76e"/>
    </style:style>
    <style:style style:name="T21" style:family="text">
      <style:text-properties officeooo:rsid="00fe8868"/>
    </style:style>
    <style:style style:name="T22" style:family="text">
      <style:text-properties officeooo:rsid="00fff89a"/>
    </style:style>
    <style:style style:name="T23" style:family="text">
      <style:text-properties officeooo:rsid="0108ab7d"/>
    </style:style>
    <style:style style:name="T24" style:family="text">
      <style:text-properties officeooo:rsid="010a7de3"/>
    </style:style>
    <style:style style:name="T25" style:family="text">
      <style:text-properties officeooo:rsid="010b0ece"/>
    </style:style>
    <style:style style:name="T26" style:family="text">
      <style:text-properties officeooo:rsid="010b40b4"/>
    </style:style>
    <style:style style:name="T27" style:family="text">
      <style:text-properties officeooo:rsid="010e8aa8"/>
    </style:style>
    <style:style style:name="T28" style:family="text">
      <style:text-properties officeooo:rsid="010fcf20"/>
    </style:style>
    <style:style style:name="T29" style:family="text">
      <style:text-properties officeooo:rsid="0115f8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ssues <text:span text:style-name="T1">related to elasticsearch</text:span>:</text:p>
      <text:list xml:id="list7994678197464827910" text:style-name="L3">
        <text:list-item>
          <text:p text:style-name="P1">Use of elasticsearch in our <text:span text:style-name="T3">previous</text:span> system: Invoice read, aggregation, pagination, <text:span text:style-name="T24">user dashboard,</text:span></text:p>
        </text:list-item>
        <text:list-item>
          <text:p text:style-name="P12">There we were using <text:span text:style-name="T25">mongodb</text:span> as primary datastore but data was being read from the elastic search only <text:span text:style-name="T26">for the purposes of Invoice read, aggregation, pagination, user dashboard</text:span>. Data coming from API was first being inserted into the mongodb and then this data was being pushed into elastic search.</text:p>
        </text:list-item>
        <text:list-item>
          <text:p text:style-name="P10">Initially we used mongo connector to sync the data between our mongodb and elastic search, but as it works on polling it was taking around minute or more to sync the data between <text:span text:style-name="T20">the two</text:span>. <text:span text:style-name="T20">So it was a bad experience for the users who were sending the data on our system through the UI form, API or upload and were able to see their data after one or two minutes.</text:span></text:p>
          <text:p text:style-name="P10"><text:span text:style-name="T20">So we removed mongo connector and started to push the data in elastic search through elastic search rest calls and elastic4s http client library which was pushing data in ES instantly but it has other problems.</text:span></text:p>
        </text:list-item>
        <text:list-item>
          <text:p text:style-name="P2">Problems due to <text:span text:style-name="T22">pushing of data manually in elastic search using of</text:span> <text:span text:style-name="T20">rest apis and elastic4s tcp interface client library</text:span>:</text:p>
          <text:list>
            <text:list-item>
              <text:p text:style-name="P4">Slow upsert in elastic search:</text:p>
              <text:list>
                <text:list-item>
                  <text:p text:style-name="P6"><text:span text:style-name="Source_20_Text"><text:span text:style-name="T4">Elastic search </text:span></text:span><text:span text:style-name="Source_20_Text"><text:span text:style-name="T5">gives the success status of transaction before the actual completion of the </text:span></text:span><text:span text:style-name="Source_20_Text"><text:span text:style-name="T9">indexing</text:span></text:span><text:span text:style-name="Source_20_Text"><text:span text:style-name="T5"> a</text:span></text:span><text:span text:style-name="Source_20_Text"><text:span text:style-name="T6">nd</text:span></text:span><text:span text:style-name="Source_20_Text"><text:span text:style-name="T5"> takes </text:span></text:span><text:span text:style-name="Source_20_Text"><text:span text:style-name="T7">around</text:span></text:span><text:span text:style-name="Source_20_Text"><text:span text:style-name="T5"> </text:span></text:span><text:span text:style-name="Source_20_Text"><text:span text:style-name="T8">2 - 3</text:span></text:span><text:span text:style-name="Source_20_Text"><text:span text:style-name="T5"> seconds time </text:span></text:span><text:span text:style-name="Source_20_Text"><text:span text:style-name="T10">for</text:span></text:span><text:span text:style-name="Source_20_Text"><text:span text:style-name="T5"> the completion of </text:span></text:span><text:span text:style-name="Source_20_Text"><text:span text:style-name="T9">indexing in background</text:span></text:span><text:span text:style-name="Source_20_Text"><text:span text:style-name="T5"> </text:span></text:span><text:span text:style-name="Source_20_Text"><text:span text:style-name="T7">for single invoice</text:span></text:span><text:span text:style-name="Source_20_Text"><text:span text:style-name="T5">.</text:span></text:span></text:p>
                </text:list-item>
                <text:list-item>
                  <text:p text:style-name="P7"><text:span text:style-name="Source_20_Text"><text:span text:style-name="T5">If we try to upload more than 1000 invoices </text:span></text:span><text:span text:style-name="Source_20_Text"><text:span text:style-name="T14">synchronously</text:span></text:span><text:span text:style-name="Source_20_Text"><text:span text:style-name="T5"> one by one in elastic search, </text:span></text:span><text:span text:style-name="Source_20_Text"><text:span text:style-name="T13">then</text:span></text:span><text:span text:style-name="Source_20_Text"><text:span text:style-name="T5"> </text:span></text:span><text:span text:style-name="Source_20_Text"><text:span text:style-name="T11">it </text:span></text:span><text:span text:style-name="Source_20_Text"><text:span text:style-name="T13">may</text:span></text:span><text:span text:style-name="Source_20_Text"><text:span text:style-name="T11"> </text:span></text:span><text:span text:style-name="Source_20_Text"><text:span text:style-name="T5">take </text:span></text:span><text:span text:style-name="Source_20_Text"><text:span text:style-name="T12">more than 20 seconds</text:span></text:span><text:span text:style-name="Source_20_Text"><text:span text:style-name="T5">.</text:span></text:span></text:p>
                </text:list-item>
                <text:list-item>
                  <text:p text:style-name="P8"><text:span text:style-name="Source_20_Text"><text:span text:style-name="T5">If we try to upload more than 1000 invoices </text:span></text:span><text:span text:style-name="Source_20_Text"><text:span text:style-name="T14">asynchronously</text:span></text:span><text:span text:style-name="Source_20_Text"><text:span text:style-name="T5"> in elastic search, </text:span></text:span><text:span text:style-name="Source_20_Text"><text:span text:style-name="T13">then</text:span></text:span><text:span text:style-name="Source_20_Text"><text:span text:style-name="T5"> </text:span></text:span><text:span text:style-name="Source_20_Text"><text:span text:style-name="T11">it </text:span></text:span><text:span text:style-name="Source_20_Text"><text:span text:style-name="T15">will</text:span></text:span><text:span text:style-name="Source_20_Text"><text:span text:style-name="T11"> </text:span></text:span><text:span text:style-name="Source_20_Text"><text:span text:style-name="T15">not only </text:span></text:span><text:span text:style-name="Source_20_Text"><text:span text:style-name="T5">take </text:span></text:span><text:span text:style-name="Source_20_Text"><text:span text:style-name="T15">around 5 – 10 seconds </text:span></text:span><text:span text:style-name="Source_20_Text"><text:span text:style-name="T16">but many of the ES updates fail (say 10 to 20 in 1000) and thus data becomes inconsistent between authoritative database and elastic search</text:span></text:span><text:span text:style-name="Source_20_Text"><text:span text:style-name="T5">.</text:span></text:span></text:p>
                </text:list-item>
                <text:list-item>
                  <text:p text:style-name="P9"><text:span text:style-name="Source_20_Text"><text:span text:style-name="T18">Bulk update of 1000 invoices in elastic search will also take around 10 seconds.</text:span></text:span></text:p>
                </text:list-item>
                <text:list-item>
                  <text:p text:style-name="P9"><text:span text:style-name="Source_20_Text"><text:span text:style-name="T17">Bulk update in elastic search was able to solve our problem at some places but it can’t be applied to all places such as in case of reconciliation.</text:span></text:span></text:p>
                </text:list-item>
              </text:list>
            </text:list-item>
            <text:list-item>
              <text:p text:style-name="P5">Data inconsistency problem between primary database and elastic search: <text:span text:style-name="T21">The technique of pushing data into elastic search using rest calls and elastic4s had other problems also. There were chances of data inconsistency due to regular builds and lack of fallback method in this technique. Because when build runs or server gets restarted, if data has been inserted into mongo but not in ES, we had no mechanism to identify this scenario after the server wakeup. This was also making data inconsistent between primary database and elastic search.</text:span></text:p>
            </text:list-item>
          </text:list>
        </text:list-item>
        <text:list-item>
          <text:p text:style-name="P3">Abc</text:p>
        </text:list-item>
      </text:list>
      <text:p text:style-name="P18">Issues related to mongodb:</text:p>
      <text:list xml:id="list3874115910144133954" text:style-name="L5">
        <text:list-item>
          <text:p text:style-name="P11">DB schema was designed as we do in mysql and referential integrity was required at many places. <text:span text:style-name="T23">As mongo don’t provide any cross-table referential integrity, it was a big fault.</text:span></text:p>
        </text:list-item>
      </text:list>
      <text:p text:style-name="P19">Timeout issues:</text:p>
      <text:list xml:id="list6611180382919932432" text:style-name="L7">
        <text:list-item>
          <text:p text:style-name="P13">Timeout at the front end of greengst due to the following:</text:p>
          <text:list>
            <text:list-item>
              <text:p text:style-name="P13"><text:span text:style-name="T27">If the internet connection of the client is slow and he want to send some large data or some large file, then connection timeout occurs at our end (as our server timeout was set as 50s).</text:span></text:p>
            </text:list-item>
          </text:list>
        </text:list-item>
        <text:list-item>
          <text:p text:style-name="P13">Timeout at the back end of greengst due to the following:</text:p>
          <text:list>
            <text:list-item>
              <text:p text:style-name="P14"><text:soft-page-break/>If we are trying to get large amount of <text:span text:style-name="T28">data in get call and internet connection is slow between greengst and GSP, then server timeout will occur and server will throw error to the client but the gst call will complete successfully in the background at our server.</text:span></text:p>
            </text:list-item>
            <text:list-item>
              <text:p text:style-name="P15">In case of save to gst and get status call, if the calls are slow, we will show server timeout to the user but the calls will complete correctly in the background.</text:p>
            </text:list-item>
          </text:list>
        </text:list-item>
        <text:list-item>
          <text:p text:style-name="P13">Abc</text:p>
        </text:list-item>
      </text:list>
      <text:p text:style-name="P19"><text:span text:style-name="T2">Functional issues due to lack of proper requirement analysis:</text:span></text:p>
      <text:list xml:id="list8678781823969333332" text:style-name="L6">
        <text:list-item>
          <text:p text:style-name="P16">Identification of invoice on the basis of financial period was wrong. We started identifying invoices on the basis of inum and idt. Means we removed financial period as the part of id.</text:p>
        </text:list-item>
        <text:list-item>
          <text:p text:style-name="P17">Summaries were not being <text:span text:style-name="T29">generated automatically</text:span>.</text:p>
        </text:list-item>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3" style:display-name="Heading 3" style:family="paragraph" style:parent-style-name="Heading" style:class="text"/>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71</meta:editing-cycles>
    <meta:creation-date>2016-08-16T07:20:00</meta:creation-date>
    <dc:date>2018-07-03T18:28:35.229271085</dc:date>
    <meta:editing-duration>P2DT6H55M6S</meta:editing-duration>
    <meta:generator>LibreOffice/5.1.6.2$Linux_X86_64 LibreOffice_project/10m0$Build-2</meta:generator>
    <meta:document-statistic meta:table-count="0" meta:image-count="0" meta:object-count="0" meta:page-count="2" meta:paragraph-count="27" meta:word-count="676" meta:character-count="3803" meta:non-whitespace-character-count="317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